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officeooo:rsid="00196473" officeooo:paragraph-rsid="00196473" style:font-weight-asian="bold" style:font-weight-complex="bold"/>
    </style:style>
    <style:style style:name="P2" style:family="paragraph" style:parent-style-name="Standard">
      <style:text-properties fo:font-style="normal" fo:font-weight="normal" officeooo:rsid="00196473" officeooo:paragraph-rsid="00196473" style:font-style-asian="normal" style:font-weight-asian="normal" style:font-style-complex="normal" style:font-weight-complex="normal"/>
    </style:style>
    <style:style style:name="P3" style:family="paragraph" style:parent-style-name="Standard">
      <style:text-properties fo:font-weight="normal" officeooo:rsid="00196473" officeooo:paragraph-rsid="0019647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vor ich dich reinlasse muss ich dir ein paar Fragen stellen:</text:p>
      <text:p text:style-name="P1">Na gut, selbstverständlich, gern, von mir aus, wenn´s sein muss, da ich keine Wahl habe, muss ja, was denn für Fragen, wieso müssen Sie das, weshalb, keine sorge ich habe keine bösen Absichten, ungern, ich will <text:s/>zwar nicht aber…., nee</text:p>
      <text:p text:style-name="P1"/>
      <text:p text:style-name="P1">Wie fühlst du dich:</text:p>
      <text:p text:style-name="P2">sehr gut, gut, </text:p>
      <text:p text:style-name="P1"/>
      <text:p text:style-name="P1">Wie alt bist du:</text:p>
      <text:p text:style-name="P3">ich bin… Jahre alt, *sagt nur zahl*, bin…, so etwas fragt man nicht!, zu alt….*sagt Zahl, aber hohes Alter(unglücklich über alter)*, alt genug, ich bin...Jahre jung, </text:p>
      <text:p text:style-name="P1"/>
      <text:p text:style-name="P1">was hast du bei dir:</text:p>
      <text:p text:style-name="P1"/>
      <text:p text:style-name="P1"/>
      <text:p text:style-name="P1">was weißt du über den Club:</text:p>
      <text:p text:style-name="P3">er soll gut sein, nichts, (sehr) viel, was sollte ich denn wissen, warum fragste mich sowat, ick weeß nüscht, nicht viel bin das erste Mal hier, </text:p>
      <text:p text:style-name="P1"/>
      <text:p text:style-name="P1">wieso bist du hier:</text:p>
      <text:p text:style-name="P3">will spaß haben, einfach so, hab ja sonst nichts zu tun, muss mich ablenken, brauche Abwechslung, Betrinken, treffe hier jemanden, suche einen Lebenspartner der sich ganz lieb um kümmert, will jemanden mit nach hause nehmen, </text:p>
      <text:p text:style-name="P1"/>
      <text:p text:style-name="P1">schon mal in einem Club gewesen:</text:p>
      <text:p text:style-name="P3">ja, paar Mal, nicht oft, </text:p>
      <text:p text:style-name="P1"/>
      <text:p text:style-name="P1">was machst du beruflich:</text:p>
      <text:p text:style-name="P3">arbeite auch in nen Club, Handwerker, Nachtclubinhaber, </text:p>
      <text:p text:style-name="P3">Taxifahrer, Bauarbeiter, Elektroniker, Putzfrau, Chemiker, Lehrer, Erzieher, Präsiden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3:11:18.613000000</meta:creation-date>
    <dc:date>2024-01-09T13:40:21.889000000</dc:date>
    <meta:editing-duration>PT28M44S</meta:editing-duration>
    <meta:editing-cycles>2</meta:editing-cycles>
    <meta:generator>LibreOffice/7.6.2.1$Windows_X86_64 LibreOffice_project/56f7684011345957bbf33a7ee678afaf4d2ba333</meta:generator>
    <meta:document-statistic meta:table-count="0" meta:image-count="0" meta:object-count="0" meta:page-count="1" meta:paragraph-count="16" meta:word-count="194" meta:character-count="1173" meta:non-whitespace-character-count="987"/>
  </office:meta>
</office:document-meta>
</file>